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94702310186746151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69333955767522845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41515766297529783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63117606515621850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3355013215724352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20558597354698893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92462476082210614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02298537973442598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337508" text:continue-list="list892462476082210614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5104106472104939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32518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31563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34094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327150"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337001"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51989932389260143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17003392611895870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26207916031821346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314342"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66525406461640527"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405027275034206084"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852814209252059549" text:style-name="L15">
        <text:list-item>
          <text:list>
            <text:list-header>
              <text:p text:style-name="P183">1.5 miles averaging about 9:40/mile and rest 1 min</text:p>
            </text:list-header>
          </text:list>
        </text:list-item>
      </text:list>
      <text:p text:style-name="P24">1 mile in 8:26 and rest 2 min</text:p>
      <text:list xml:id="list561872365825923259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984844829836793989"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14061"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35106537646414078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642181484535913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35213231184709903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320385" text:continue-list="list746421814845359132" text:style-name="L19">
        <text:list-item>
          <text:list>
            <text:list-header>
              <text:p text:style-name="P187">(Pace*HR)=1240</text:p>
            </text:list-header>
          </text:list>
        </text:list-item>
      </text:list>
      <text:list xml:id="list39311722" text:continue-list="list6351065376464140788" text:style-name="L18">
        <text:list-item>
          <text:list>
            <text:list-header>
              <text:p text:style-name="P186">2 miles at 10:46/mile Ave HR= 121 bpm and rest a few minutes</text:p>
            </text:list-header>
          </text:list>
        </text:list-item>
      </text:list>
      <text:list xml:id="list39341650" text:continue-list="list3932038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31568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98817096189636665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09522262821879705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84616843668544594"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40767830542385073"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14157677924758239"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205845901839194840"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319341"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32721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2384617015187603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61458309617518236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50159405966231788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57303830763773521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56811636444688050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112092793149970" text:style-name="L32">
        <text:list-item>
          <text:list>
            <text:list-header>
              <text:p text:style-name="P197">0.25 miles in 2:54</text:p>
              <text:p text:style-name="P197">1 mile in 9:21 going faster as I ran and ending at around 8:30 pace</text:p>
            </text:list-header>
          </text:list>
        </text:list-item>
      </text:list>
      <text:list xml:id="list48531271035476070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4128554588689275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01582334308842356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010119907597936279"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94347950685360742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186011036004242012"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text:soft-page-break/>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2T19:06:22.25</dc:date>
    <dc:creator>James Lombardi</dc:creator>
    <meta:editing-duration>P28DT8H38M30S</meta:editing-duration>
    <meta:editing-cycles>2086</meta:editing-cycles>
    <meta:generator>OpenOffice/4.1.2$Win32 OpenOffice.org_project/412m3$Build-9782</meta:generator>
    <meta:document-statistic meta:table-count="0" meta:image-count="9" meta:object-count="0" meta:page-count="206" meta:paragraph-count="6008" meta:word-count="65057" meta:character-count="333301"/>
  </office:meta>
</office:document-meta>
</file>